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8.49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atency">
      <style:table-properties table:display="true" style:writing-mode="lr-tb"/>
    </style:style>
    <style:style style:name="ta2" style:family="table" style:master-page-name="PageStyle_5f_Throughpu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enc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mean_latency</text:p>
          </table:table-cell>
          <table:table-cell table:style-name="ce1" office:value-type="string" calcext:value-type="string">
            <text:p>max_latency</text:p>
          </table:table-cell>
          <table:table-cell table:style-name="ce1" office:value-type="string" calcext:value-type="string">
            <text:p>p50_latency</text:p>
          </table:table-cell>
          <table:table-cell table:style-name="ce1" office:value-type="string" calcext:value-type="string">
            <text:p>p90_latency</text:p>
          </table:table-cell>
          <table:table-cell table:style-name="ce1" office:value-type="string" calcext:value-type="string">
            <text:p>p99_latency</text:p>
          </table:table-cell>
          <table:table-cell table:style-name="ce1" office:value-type="string" calcext:value-type="string">
            <text:p>cou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</text:p>
          </table:table-cell>
          <table:table-cell office:value-type="float" office:value="58.7562" calcext:value-type="float">
            <text:p>58,7562</text:p>
          </table:table-cell>
          <table:table-cell office:value-type="float" office:value="942.16" calcext:value-type="float">
            <text:p>942,16</text:p>
          </table:table-cell>
          <table:table-cell office:value-type="float" office:value="22.14" calcext:value-type="float">
            <text:p>22,14</text:p>
          </table:table-cell>
          <table:table-cell office:value-type="float" office:value="80.521" calcext:value-type="float">
            <text:p>80,521</text:p>
          </table:table-cell>
          <table:table-cell office:value-type="float" office:value="711.49" calcext:value-type="float">
            <text:p>711,4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2</text:p>
          </table:table-cell>
          <table:table-cell office:value-type="float" office:value="3390.3514" calcext:value-type="float">
            <text:p>3390,3514</text:p>
          </table:table-cell>
          <table:table-cell office:value-type="float" office:value="10696.52" calcext:value-type="float">
            <text:p>10696,52</text:p>
          </table:table-cell>
          <table:table-cell office:value-type="float" office:value="3212.92" calcext:value-type="float">
            <text:p>3212,92</text:p>
          </table:table-cell>
          <table:table-cell office:value-type="float" office:value="8266.299" calcext:value-type="float">
            <text:p>8266,299</text:p>
          </table:table-cell>
          <table:table-cell office:value-type="float" office:value="9991.9865" calcext:value-type="float">
            <text:p>9991,986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3</text:p>
          </table:table-cell>
          <table:table-cell office:value-type="float" office:value="9.129" calcext:value-type="float">
            <text:p>9,129</text:p>
          </table:table-cell>
          <table:table-cell office:value-type="float" office:value="592.46" calcext:value-type="float">
            <text:p>592,46</text:p>
          </table:table-cell>
          <table:table-cell office:value-type="float" office:value="0.06" calcext:value-type="float">
            <text:p>0,06</text:p>
          </table:table-cell>
          <table:table-cell office:value-type="float" office:value="9.117" calcext:value-type="float">
            <text:p>9,117</text:p>
          </table:table-cell>
          <table:table-cell office:value-type="float" office:value="76.8383" calcext:value-type="float">
            <text:p>76,8383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oughput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throughput_batches_per_s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352939" calcext:value-type="float">
            <text:p>0,3529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.352274" calcext:value-type="float">
            <text:p>0,3522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0.269552" calcext:value-type="float">
            <text:p>0,26955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hroughput" style:display-name="PageStyle_Throughp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tency" style:display-name="PageStyle_Latenc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7-08T01:28:27</meta:creation-date>
    <dc:date>2025-07-08T10:02:52.905125639</dc:date>
    <meta:generator>LibreOffice/7.3.7.2$Linux_X86_64 LibreOffice_project/30$Build-2</meta:generator>
    <meta:editing-duration>PT5M10S</meta:editing-duration>
    <meta:editing-cycles>1</meta:editing-cycles>
    <meta:document-statistic meta:table-count="2" meta:cell-count="36" meta:object-count="0"/>
    <meta:user-defined meta:name="AppVersion">3.1</meta:user-defined>
  </office:meta>
</office:document-meta>
</file>